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c5db" officeooo:paragraph-rsid="001bc5db"/>
    </style:style>
    <style:style style:name="P2" style:family="paragraph" style:parent-style-name="Text_20_body">
      <style:text-properties fo:font-weight="bold" officeooo:rsid="001bc5db" officeooo:paragraph-rsid="001bc5db" style:font-weight-asian="bold" style:font-weight-complex="bold"/>
    </style:style>
    <style:style style:name="P3" style:family="paragraph" style:parent-style-name="Title">
      <style:text-properties officeooo:rsid="001bc5db" officeooo:paragraph-rsid="001bc5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istian Lage Fernández</text:p>
      <text:p text:style-name="P1"/>
      <text:p text:style-name="P2">2.</text:p>
      <text:p text:style-name="P2">import java.util.Date;</text:p>
      <text:p text:style-name="P2"/>
      <text:p text:style-name="P2">// Clase abstracta Teacher</text:p>
      <text:p text:style-name="P2">abstract class Teacher {</text:p>
      <text:p text:style-name="P2"><text:s text:c="4"/>// Atributos</text:p>
      <text:p text:style-name="P2"><text:s text:c="4"/>private String name;</text:p>
      <text:p text:style-name="P2"><text:s text:c="4"/>private String surname;</text:p>
      <text:p text:style-name="P2"><text:s text:c="4"/>private String address;</text:p>
      <text:p text:style-name="P2"><text:s text:c="4"/>private double baseSalary;</text:p>
      <text:p text:style-name="P2"><text:s text:c="4"/>protected double salary; // Accesible para las clases hijas</text:p>
      <text:p text:style-name="P2"/>
      <text:p text:style-name="P2"><text:s text:c="4"/>// Constructor</text:p>
      <text:p text:style-name="P2"><text:s text:c="4"/>public Teacher(String name, String surname, String address, double baseSalary) {</text:p>
      <text:p text:style-name="P2"><text:s text:c="8"/>this.name = name;</text:p>
      <text:p text:style-name="P2"><text:s text:c="8"/>this.surname = surname;</text:p>
      <text:p text:style-name="P2"><text:s text:c="8"/>this.address = address;</text:p>
      <text:p text:style-name="P2"><text:s text:c="8"/>this.baseSalary = baseSalary;</text:p>
      <text:p text:style-name="P2"><text:s text:c="4"/>}</text:p>
      <text:p text:style-name="P2"/>
      <text:p text:style-name="P2"><text:s text:c="4"/>// Método abstracto</text:p>
      <text:p text:style-name="P2"><text:s text:c="4"/>public abstract void generatePayroll();</text:p>
      <text:p text:style-name="P2"/>
      <text:p text:style-name="P2"><text:s text:c="4"/>// Método para enseñar</text:p>
      <text:p text:style-name="P2"><text:s text:c="4"/>public void teach() {</text:p>
      <text:p text:style-name="P2"><text:s text:c="8"/>System.out.println("Dou unha clase de programación en Java");</text:p>
      <text:p text:style-name="P2"><text:s text:c="4"/>}</text:p>
      <text:p text:style-name="P2"/>
      <text:p text:style-name="P2"><text:s text:c="4"/>// Método principal</text:p>
      <text:p text:style-name="P2"><text:soft-page-break/><text:s text:c="4"/>public static void main(String[] args) {</text:p>
      <text:p text:style-name="P2"><text:s text:c="8"/>// Crear objetos de cada subclase</text:p>
      <text:p text:style-name="P2"><text:s text:c="8"/>CareerOfficer careerOfficer = new CareerOfficer("John", "Doe", "123 Main St", 3000.0, 500.0, 2010, "City Hall");</text:p>
      <text:p text:style-name="P2"><text:s text:c="8"/>Interim interim = new Interim("Jane", "Smith", "456 Oak St", 2500.0, 300.0, "Temporary School");</text:p>
      <text:p text:style-name="P2"><text:s text:c="8"/>Substitute substitute = new Substitute("Bob", "Johnson", "789 Elm St", 2000.0, 100.0, new Date());</text:p>
      <text:p text:style-name="P2"/>
      <text:p text:style-name="P2"><text:s text:c="8"/>// Establecer valores para los atributos</text:p>
      <text:p text:style-name="P2"><text:s text:c="8"/>careerOfficer.generatePayroll();</text:p>
      <text:p text:style-name="P2"><text:s text:c="8"/>interim.generatePayroll();</text:p>
      <text:p text:style-name="P2"><text:s text:c="8"/>substitute.generatePayroll();</text:p>
      <text:p text:style-name="P2"/>
      <text:p text:style-name="P2"><text:s text:c="8"/>// Mostrar información y salario de cada profesor</text:p>
      <text:p text:style-name="P2"><text:s text:c="8"/>System.out.println("Chámome " + careerOfficer.getName() + " e o meu salario é de " + careerOfficer.getSalary());</text:p>
      <text:p text:style-name="P2"><text:s text:c="8"/>System.out.println("Chámome " + interim.getName() + " e o meu salario é de " + interim.getSalary());</text:p>
      <text:p text:style-name="P2"><text:s text:c="8"/>System.out.println("Chámome " + substitute.getName() + " e o meu salario é de " + substitute.getSalary());</text:p>
      <text:p text:style-name="P2"/>
      <text:p text:style-name="P2"><text:s text:c="8"/>// Invocar el método teach() de cada profesor</text:p>
      <text:p text:style-name="P2"><text:s text:c="8"/>careerOfficer.teach();</text:p>
      <text:p text:style-name="P2"><text:s text:c="8"/>interim.teach();</text:p>
      <text:p text:style-name="P2"><text:s text:c="8"/>substitute.teach();</text:p>
      <text:p text:style-name="P2"><text:s text:c="4"/>}</text:p>
      <text:p text:style-name="P2">}</text:p>
      <text:p text:style-name="P2"/>
      <text:p text:style-name="P2">// Subclase CareerOfficer</text:p>
      <text:p text:style-name="P2">class CareerOfficer extends Teacher {</text:p>
      <text:p text:style-name="P2"><text:s text:c="4"/>// Atributos adicionales</text:p>
      <text:p text:style-name="P2"><text:s text:c="4"/>private double officerComplement;</text:p>
      <text:p text:style-name="P2"><text:s text:c="4"/>private int oppositionYear;</text:p>
      <text:p text:style-name="P2"><text:soft-page-break/><text:s text:c="4"/>private String oppositionPlace;</text:p>
      <text:p text:style-name="P2"/>
      <text:p text:style-name="P2"><text:s text:c="4"/>// Constructor</text:p>
      <text:p text:style-name="P2"><text:s text:c="4"/>public CareerOfficer(String name, String surname, String address, double baseSalary,</text:p>
      <text:p text:style-name="P2"><text:s text:c="25"/>double officerComplement, int oppositionYear, String oppositionPlace) {</text:p>
      <text:p text:style-name="P2"><text:s text:c="8"/>super(name, surname, address, baseSalary);</text:p>
      <text:p text:style-name="P2"><text:s text:c="8"/>this.officerComplement = officerComplement;</text:p>
      <text:p text:style-name="P2"><text:s text:c="8"/>this.oppositionYear = oppositionYear;</text:p>
      <text:p text:style-name="P2"><text:s text:c="8"/>this.oppositionPlace = oppositionPlace;</text:p>
      <text:p text:style-name="P2"><text:s text:c="4"/>}</text:p>
      <text:p text:style-name="P2"/>
      <text:p text:style-name="P2"><text:s text:c="4"/>// Implementación del método abstracto</text:p>
      <text:p text:style-name="P2"><text:s text:c="4"/>public void generatePayroll() {</text:p>
      <text:p text:style-name="P2"><text:s text:c="8"/>salary = baseSalary + officerComplement;</text:p>
      <text:p text:style-name="P2"><text:s text:c="4"/>}</text:p>
      <text:p text:style-name="P2"/>
      <text:p text:style-name="P2"><text:s text:c="4"/>// Métodos getter para los atributos adicionales</text:p>
      <text:p text:style-name="P2"><text:s text:c="4"/>public double getOfficerComplement() {</text:p>
      <text:p text:style-name="P2"><text:s text:c="8"/>return officerComplement;</text:p>
      <text:p text:style-name="P2"><text:s text:c="4"/>}</text:p>
      <text:p text:style-name="P2"/>
      <text:p text:style-name="P2"><text:s text:c="4"/>public int getOppositionYear() {</text:p>
      <text:p text:style-name="P2"><text:s text:c="8"/>return oppositionYear;</text:p>
      <text:p text:style-name="P2"><text:s text:c="4"/>}</text:p>
      <text:p text:style-name="P2"/>
      <text:p text:style-name="P2"><text:s text:c="4"/>public String getOppositionPlace() {</text:p>
      <text:p text:style-name="P2"><text:s text:c="8"/>return oppositionPlace;</text:p>
      <text:p text:style-name="P2"><text:s text:c="4"/>}</text:p>
      <text:p text:style-name="P2">}</text:p>
      <text:p text:style-name="P2"/>
      <text:p text:style-name="P2">// Subclase Interim</text:p>
      <text:p text:style-name="P2">class Interim extends Teacher {</text:p>
      <text:p text:style-name="P2"><text:soft-page-break/><text:s text:c="4"/>// Atributos adicionales</text:p>
      <text:p text:style-name="P2"><text:s text:c="4"/>private double interimComplement;</text:p>
      <text:p text:style-name="P2"><text:s text:c="4"/>private String destination;</text:p>
      <text:p text:style-name="P2"/>
      <text:p text:style-name="P2"><text:s text:c="4"/>// Constructor</text:p>
      <text:p text:style-name="P2"><text:s text:c="4"/>public Interim(String name, String surname, String address, double baseSalary,</text:p>
      <text:p text:style-name="P2"><text:s text:c="19"/>double interimComplement, String destination) {</text:p>
      <text:p text:style-name="P2"><text:s text:c="8"/>super(name, surname, address, baseSalary);</text:p>
      <text:p text:style-name="P2"><text:s text:c="8"/>this.interimComplement = interimComplement;</text:p>
      <text:p text:style-name="P2"><text:s text:c="8"/>this.destination = destination;</text:p>
      <text:p text:style-name="P2"><text:s text:c="4"/>}</text:p>
      <text:p text:style-name="P2"/>
      <text:p text:style-name="P2"><text:s text:c="4"/>// Implementación del método abstracto</text:p>
      <text:p text:style-name="P2"><text:s text:c="4"/>public void generatePayroll() {</text:p>
      <text:p text:style-name="P2"><text:s text:c="8"/>salary = baseSalary + interimComplement;</text:p>
      <text:p text:style-name="P2"><text:s text:c="4"/>}</text:p>
      <text:p text:style-name="P2"/>
      <text:p text:style-name="P2"><text:s text:c="4"/>// Métodos getter para los atributos adicionales</text:p>
      <text:p text:style-name="P2"><text:s text:c="4"/>public double getInterimComplement() {</text:p>
      <text:p text:style-name="P2"><text:s text:c="8"/>return interimComplement;</text:p>
      <text:p text:style-name="P2"><text:s text:c="4"/>}</text:p>
      <text:p text:style-name="P2"/>
      <text:p text:style-name="P2"><text:s text:c="4"/>public String getDestination() {</text:p>
      <text:p text:style-name="P2"><text:s text:c="8"/>return destination;</text:p>
      <text:p text:style-name="P2"><text:s text:c="4"/>}</text:p>
      <text:p text:style-name="P2">}</text:p>
      <text:p text:style-name="P2"/>
      <text:p text:style-name="P2">// Subclase Substitute</text:p>
      <text:p text:style-name="P2">class Substitute extends Teacher {</text:p>
      <text:p text:style-name="P2"><text:s text:c="4"/>// Atributos adicionales</text:p>
      <text:p text:style-name="P2"><text:s text:c="4"/>private double displacement;</text:p>
      <text:p text:style-name="P2"><text:s text:c="4"/>private Date initDate;</text:p>
      <text:p text:style-name="P2"><text:soft-page-break/></text:p>
      <text:p text:style-name="P2"><text:s text:c="4"/>// Constructor</text:p>
      <text:p text:style-name="P2"><text:s text:c="4"/>public Substitute(String name, String surname, String address, double baseSalary,</text:p>
      <text:p text:style-name="P2"><text:s text:c="22"/>double displacement, Date initDate) {</text:p>
      <text:p text:style-name="P2"><text:s text:c="8"/>super(name, surname, address, baseSalary);</text:p>
      <text:p text:style-name="P2"><text:s text:c="8"/>this.displacement = displacement;</text:p>
      <text:p text:style-name="P2"><text:s text:c="8"/>this.initDate = initDate;</text:p>
      <text:p text:style-name="P2"><text:s text:c="4"/>}</text:p>
      <text:p text:style-name="P2"/>
      <text:p text:style-name="P2"><text:s text:c="4"/>// Implementación del método abstracto</text:p>
      <text:p text:style-name="P2"><text:s text:c="4"/>public void generatePayroll() {</text:p>
      <text:p text:style-name="P2"><text:s text:c="8"/>salary = baseSalary + displacement;</text:p>
      <text:p text:style-name="P2"><text:s text:c="4"/>}</text:p>
      <text:p text:style-name="P2"/>
      <text:p text:style-name="P2"><text:s text:c="4"/>// Sobrescritura del método teach()</text:p>
      <text:p text:style-name="P2"><text:s text:c="4"/>@Override</text:p>
      <text:p text:style-name="P2"><text:s text:c="4"/>public void teach() {</text:p>
      <text:p text:style-name="P2"><text:s text:c="8"/>System.out.println("Substitúo unha clase de programación en Java");</text:p>
      <text:p text:style-name="P2"><text:s text:c="4"/>}</text:p>
      <text:p text:style-name="P2"/>
      <text:p text:style-name="P2"><text:s text:c="4"/>// Métodos getter para los atributos adicionales</text:p>
      <text:p text:style-name="P2">3.</text:p>
      <text:p text:style-name="P2">import java.util.Date;</text:p>
      <text:p text:style-name="P2"/>
      <text:p text:style-name="P2">// Clase abstracta Teacher</text:p>
      <text:p text:style-name="P2">abstract class Teacher {</text:p>
      <text:p text:style-name="P2"><text:s text:c="4"/>// Atributos</text:p>
      <text:p text:style-name="P2"><text:s text:c="4"/>private String name;</text:p>
      <text:p text:style-name="P2"><text:s text:c="4"/>private String surname;</text:p>
      <text:p text:style-name="P2"><text:s text:c="4"/>private String address;</text:p>
      <text:p text:style-name="P2"><text:s text:c="4"/>private double baseSalary;</text:p>
      <text:p text:style-name="P2"><text:s text:c="4"/>protected double salary; // Accesible para las clases hijas</text:p>
      <text:p text:style-name="P2"><text:soft-page-break/></text:p>
      <text:p text:style-name="P2"><text:s text:c="4"/>// Constructor</text:p>
      <text:p text:style-name="P2"><text:s text:c="4"/>public Teacher(String name, String surname, String address, double baseSalary) {</text:p>
      <text:p text:style-name="P2"><text:s text:c="8"/>this.name = name;</text:p>
      <text:p text:style-name="P2"><text:s text:c="8"/>this.surname = surname;</text:p>
      <text:p text:style-name="P2"><text:s text:c="8"/>this.address = address;</text:p>
      <text:p text:style-name="P2"><text:s text:c="8"/>this.baseSalary = baseSalary;</text:p>
      <text:p text:style-name="P2"><text:s text:c="4"/>}</text:p>
      <text:p text:style-name="P2"/>
      <text:p text:style-name="P2"><text:s text:c="4"/>// Método abstracto</text:p>
      <text:p text:style-name="P2"><text:s text:c="4"/>public abstract void generatePayroll();</text:p>
      <text:p text:style-name="P2"/>
      <text:p text:style-name="P2"><text:s text:c="4"/>// Método para enseñar</text:p>
      <text:p text:style-name="P2"><text:s text:c="4"/>public void teach() {</text:p>
      <text:p text:style-name="P2"><text:s text:c="8"/>System.out.println("Dou unha clase de programación en Java");</text:p>
      <text:p text:style-name="P2"><text:s text:c="4"/>}</text:p>
      <text:p text:style-name="P2"/>
      <text:p text:style-name="P2"><text:s text:c="4"/>// Métodos getter para los atributos</text:p>
      <text:p text:style-name="P2"><text:s text:c="4"/>public String getName() {</text:p>
      <text:p text:style-name="P2"><text:s text:c="8"/>return name;</text:p>
      <text:p text:style-name="P2"><text:s text:c="4"/>}</text:p>
      <text:p text:style-name="P2"/>
      <text:p text:style-name="P2"><text:s text:c="4"/>public double getSalary() {</text:p>
      <text:p text:style-name="P2"><text:s text:c="8"/>return salary;</text:p>
      <text:p text:style-name="P2"><text:s text:c="4"/>}</text:p>
      <text:p text:style-name="P2">}</text:p>
      <text:p text:style-name="P2"/>
      <text:p text:style-name="P2">// Subclase CareerOfficer</text:p>
      <text:p text:style-name="P2">class CareerOfficer extends Teacher {</text:p>
      <text:p text:style-name="P2"><text:s text:c="4"/>// Atributos adicionales</text:p>
      <text:p text:style-name="P2"><text:s text:c="4"/>private double officerComplement;</text:p>
      <text:p text:style-name="P2"><text:s text:c="4"/>private int oppositionYear;</text:p>
      <text:p text:style-name="P2"><text:soft-page-break/><text:s text:c="4"/>private String oppositionPlace;</text:p>
      <text:p text:style-name="P2"/>
      <text:p text:style-name="P2"><text:s text:c="4"/>// Constructor</text:p>
      <text:p text:style-name="P2"><text:s text:c="4"/>public CareerOfficer(String name, String surname, String address, double baseSalary,</text:p>
      <text:p text:style-name="P2"><text:s text:c="25"/>double officerComplement, int oppositionYear, String oppositionPlace) {</text:p>
      <text:p text:style-name="P2"><text:s text:c="8"/>super(name, surname, address, baseSalary);</text:p>
      <text:p text:style-name="P2"><text:s text:c="8"/>this.officerComplement = officerComplement;</text:p>
      <text:p text:style-name="P2"><text:s text:c="8"/>this.oppositionYear = oppositionYear;</text:p>
      <text:p text:style-name="P2"><text:s text:c="8"/>this.oppositionPlace = oppositionPlace;</text:p>
      <text:p text:style-name="P2"><text:s text:c="8"/>generatePayroll(); // Se llama al método de generación de nómina al crear el objeto</text:p>
      <text:p text:style-name="P2"><text:s text:c="4"/>}</text:p>
      <text:p text:style-name="P2"/>
      <text:p text:style-name="P2"><text:s text:c="4"/>// Implementación del método abstracto</text:p>
      <text:p text:style-name="P2"><text:s text:c="4"/>public void generatePayroll() {</text:p>
      <text:p text:style-name="P2"><text:s text:c="8"/>salary = baseSalary + officerComplement;</text:p>
      <text:p text:style-name="P2"><text:s text:c="4"/>}</text:p>
      <text:p text:style-name="P2"/>
      <text:p text:style-name="P2"><text:s text:c="4"/>// Métodos getter para los atributos adicionales</text:p>
      <text:p text:style-name="P2"><text:s text:c="4"/>public double getOfficerComplement() {</text:p>
      <text:p text:style-name="P2"><text:s text:c="8"/>return officerComplement;</text:p>
      <text:p text:style-name="P2"><text:s text:c="4"/>}</text:p>
      <text:p text:style-name="P2"/>
      <text:p text:style-name="P2"><text:s text:c="4"/>public int getOppositionYear() {</text:p>
      <text:p text:style-name="P2"><text:s text:c="8"/>return oppositionYear;</text:p>
      <text:p text:style-name="P2"><text:s text:c="4"/>}</text:p>
      <text:p text:style-name="P2"/>
      <text:p text:style-name="P2"><text:s text:c="4"/>public String getOppositionPlace() {</text:p>
      <text:p text:style-name="P2"><text:s text:c="8"/>return oppositionPlace;</text:p>
      <text:p text:style-name="P2"><text:s text:c="4"/>}</text:p>
      <text:p text:style-name="P2">}</text:p>
      <text:p text:style-name="P2"/>
      <text:p text:style-name="P2">// Subclase Interim</text:p>
      <text:p text:style-name="P2"><text:soft-page-break/>class Interim extends Teacher {</text:p>
      <text:p text:style-name="P2"><text:s text:c="4"/>// Atributos adicionales</text:p>
      <text:p text:style-name="P2"><text:s text:c="4"/>private double interimComplement;</text:p>
      <text:p text:style-name="P2"><text:s text:c="4"/>private String destination;</text:p>
      <text:p text:style-name="P2"/>
      <text:p text:style-name="P2"><text:s text:c="4"/>// Constructor</text:p>
      <text:p text:style-name="P2"><text:s text:c="4"/>public Interim(String name, String surname, String address, double baseSalary,</text:p>
      <text:p text:style-name="P2"><text:s text:c="19"/>double interimComplement, String destination) {</text:p>
      <text:p text:style-name="P2"><text:s text:c="8"/>super(name, surname, address, baseSalary);</text:p>
      <text:p text:style-name="P2"><text:s text:c="8"/>this.interimComplement = interimComplement;</text:p>
      <text:p text:style-name="P2"><text:s text:c="8"/>this.destination = destination;</text:p>
      <text:p text:style-name="P2"><text:s text:c="8"/>generatePayroll(); // Se llama al método de generación de nómina al crear el objeto</text:p>
      <text:p text:style-name="P2"><text:s text:c="4"/>}</text:p>
      <text:p text:style-name="P2"/>
      <text:p text:style-name="P2"><text:s text:c="4"/>// Implementación del método abstracto</text:p>
      <text:p text:style-name="P2"><text:s text:c="4"/>public void generatePayroll() {</text:p>
      <text:p text:style-name="P2"><text:s text:c="8"/>salary = baseSalary + interimComplement;</text:p>
      <text:p text:style-name="P2"><text:s text:c="4"/>}</text:p>
      <text:p text:style-name="P2"/>
      <text:p text:style-name="P2"><text:s text:c="4"/>// Métodos getter para los atributos adicionales</text:p>
      <text:p text:style-name="P2"><text:s text:c="4"/>public double getInterimComplement() {</text:p>
      <text:p text:style-name="P2"><text:s text:c="8"/>return interimComplement;</text:p>
      <text:p text:style-name="P2"><text:s text:c="4"/>}</text:p>
      <text:p text:style-name="P2"/>
      <text:p text:style-name="P2"><text:s text:c="4"/>public String getDestination() {</text:p>
      <text:p text:style-name="P2"><text:s text:c="8"/>return destination;</text:p>
      <text:p text:style-name="P2"><text:s text:c="4"/>}</text:p>
      <text:p text:style-name="P2">}</text:p>
      <text:p text:style-name="P2"/>
      <text:p text:style-name="P2">// Subclase Substitute</text:p>
      <text:p text:style-name="P2">class Substitute extends Teacher {</text:p>
      <text:p text:style-name="P2"><text:s text:c="4"/>// Atributos adicionales</text:p>
      <text:p text:style-name="P2"><text:soft-page-break/><text:s text:c="4"/>private double displacement;</text:p>
      <text:p text:style-name="P2"><text:s text:c="4"/>private Date initDate;</text:p>
      <text:p text:style-name="P2"/>
      <text:p text:style-name="P2"><text:s text:c="4"/>// Constructor</text:p>
      <text:p text:style-name="P2"><text:s text:c="4"/>public Substitute(String name, String surname, String address, double baseSalary,</text:p>
      <text:p text:style-name="P2"><text:s text:c="22"/>double displacement, Date initDate) {</text:p>
      <text:p text:style-name="P2"><text:s text:c="8"/>super(name, surname, address, baseSalary);</text:p>
      <text:p text:style-name="P2"><text:s text:c="8"/>this.displacement = displacement;</text:p>
      <text:p text:style-name="P2"><text:s text:c="8"/>this.initDate = initDate;</text:p>
      <text:p text:style-name="P2"><text:s text:c="8"/>generatePayroll(); // Se llama al método de generación de nómina al crear el objeto</text:p>
      <text:p text:style-name="P2"><text:s text:c="4"/>}</text:p>
      <text:p text:style-name="P2"/>
      <text:p text:style-name="P2"><text:s text:c="4"/>// Implementación del método abstracto</text:p>
      <text:p text:style-name="P2"><text:s text:c="4"/>public void generatePayroll() {</text:p>
      <text:p text:style-name="P2"><text:s text:c="8"/>salary = baseSalary + displacement;</text:p>
      <text:p text:style-name="P2"><text:s text:c="4"/>}</text:p>
      <text:p text:style-name="P2"/>
      <text:p text:style-name="P2"><text:s text:c="4"/>// Sobrescritura del método teach()</text:p>
      <text:p text:style-name="P2"><text:s text:c="4"/>@Override</text:p>
      <text:p text:style-name="P2"><text:s text:c="4"/>public void teach() {</text:p>
      <text:p text:style-name="P2"><text:s text:c="8"/>System.out.println("Substitúo unha clase de programación en Java");</text:p>
      <text:p text:style-name="P2"><text:s text:c="4"/>}</text:p>
      <text:p text:style-name="P2"/>
      <text:p text:style-name="P2"><text:s text:c="4"/>// Métodos getter para los atributos adicionales</text:p>
      <text:p text:style-name="P2"><text:s text:c="4"/>public double getDisplacement() {</text:p>
      <text:p text:style-name="P2"><text:s text:c="8"/>return displacement;</text:p>
      <text:p text:style-name="P2"><text:s text:c="4"/>}</text:p>
      <text:p text:style-name="P2"/>
      <text:p text:style-name="P2"><text:s text:c="4"/>public Date getInitDate() {</text:p>
      <text:p text:style-name="P2"><text:s text:c="8"/>return initDate;</text:p>
      <text:p text:style-name="P2"><text:s text:c="4"/>}</text:p>
      <text:p text:style-name="P2">}</text:p>
      <text:p text:style-name="P2"><text:soft-page-break/></text:p>
      <text:p text:style-name="P2">// Clase principal para el método principal</text:p>
      <text:p text:style-name="P2">public class Main {</text:p>
      <text:p text:style-name="P2"><text:s text:c="4"/>public static void main(String[] args) {</text:p>
      <text:p text:style-name="P2"><text:s text:c="8"/>// Crear objetos de cada subclase utilizando los constructores</text:p>
      <text:p text:style-name="P2"><text:s text:c="8"/>CareerOfficer careerOfficer = new CareerOfficer("John", "Doe", "123 Main St", 3000.0, 500.0, 2010, "City Hall");</text:p>
      <text:p text:style-name="P2"><text:s text:c="8"/>Interim interim = new Interim("Jane", "Smith", "456 Oak St", 2500.0, 300.0, "Temporary School");</text:p>
      <text:p text:style-name="P2"><text:s text:c="8"/>Substitute substitute = new Substitute("Bob", "Johnson", "789 Elm St", 2000.0, 100.0, new Date());</text:p>
      <text:p text:style-name="P2"/>
      <text:p text:style-name="P2"><text:s text:c="8"/>// Mostrar información y salario de cada profesor</text:p>
      <text:p text:style-name="P2"><text:s text:c="8"/>System.out.println("Chámome " + careerOfficer.getName() + " e o meu salario é de " + careerOfficer.getSalary());</text:p>
      <text:p text:style-name="P2"><text:s text:c="8"/>System.out.println("Chámome " + interim.getName() + " e o meu salario é de " + interim.getSalary());</text:p>
      <text:p text:style-name="P2"><text:s text:c="8"/>System.out.println("Chámome " + substitute.getName() + " e o meu salario é de " + substitute.getSalary());</text:p>
      <text:p text:style-name="P2"/>
      <text:p text:style-name="P2"><text:s text:c="8"/>// Invocar el método teach() de cada profesor</text:p>
      <text:p text:style-name="P2"><text:s text:c="8"/>careerOfficer.teach();</text:p>
      <text:p text:style-name="P2"><text:s text:c="8"/>interim.teach();</text:p>
      <text:p text:style-name="P2"><text:s text:c="8"/>substitute.teach();</text:p>
      <text:p text:style-name="P2"><text:s text:c="4"/>}</text:p>
      <text:p text:style-name="P2">}</text:p>
      <text:p text:style-name="P2">4.</text:p>
      <text:p text:style-name="P2">import java.util.ArrayList;</text:p>
      <text:p text:style-name="P2">import java.util.Date;</text:p>
      <text:p text:style-name="P2"/>
      <text:p text:style-name="P2">// Clase HighSchool</text:p>
      <text:p text:style-name="P2">class HighSchool {</text:p>
      <text:p text:style-name="P2"><text:s text:c="4"/>// Atributos</text:p>
      <text:p text:style-name="P2"><text:s text:c="4"/>private String name;</text:p>
      <text:p text:style-name="P2"><text:soft-page-break/><text:s text:c="4"/>private ArrayList&lt;Teacher&gt; teachers;</text:p>
      <text:p text:style-name="P2"/>
      <text:p text:style-name="P2"><text:s text:c="4"/>// Constructor</text:p>
      <text:p text:style-name="P2"><text:s text:c="4"/>public HighSchool(String name) {</text:p>
      <text:p text:style-name="P2"><text:s text:c="8"/>this.name = name;</text:p>
      <text:p text:style-name="P2"><text:s text:c="8"/>this.teachers = new ArrayList&lt;&gt;();</text:p>
      <text:p text:style-name="P2"><text:s text:c="4"/>}</text:p>
      <text:p text:style-name="P2"/>
      <text:p text:style-name="P2"><text:s text:c="4"/>// Método para agregar profesor al ArrayList</text:p>
      <text:p text:style-name="P2"><text:s text:c="4"/>public void addTeacher(Teacher teacher) {</text:p>
      <text:p text:style-name="P2"><text:s text:c="8"/>teachers.add(teacher);</text:p>
      <text:p text:style-name="P2"><text:s text:c="4"/>}</text:p>
      <text:p text:style-name="P2"/>
      <text:p text:style-name="P2"><text:s text:c="4"/>// Método para encontrar al profesor con el salario más alto</text:p>
      <text:p text:style-name="P2"><text:s text:c="4"/>public Teacher mostPaid() {</text:p>
      <text:p text:style-name="P2"><text:s text:c="8"/>Teacher mostPaidTeacher = null;</text:p>
      <text:p text:style-name="P2"><text:s text:c="8"/>double maxSalary = Double.MIN_VALUE;</text:p>
      <text:p text:style-name="P2"/>
      <text:p text:style-name="P2"><text:s text:c="8"/>for (Teacher teacher : teachers) {</text:p>
      <text:p text:style-name="P2"><text:s text:c="12"/>if (teacher.getSalary() &gt; maxSalary) {</text:p>
      <text:p text:style-name="P2"><text:s text:c="16"/>maxSalary = teacher.getSalary();</text:p>
      <text:p text:style-name="P2"><text:s text:c="16"/>mostPaidTeacher = teacher;</text:p>
      <text:p text:style-name="P2"><text:s text:c="12"/>}</text:p>
      <text:p text:style-name="P2"><text:s text:c="8"/>}</text:p>
      <text:p text:style-name="P2"/>
      <text:p text:style-name="P2"><text:s text:c="8"/>return mostPaidTeacher;</text:p>
      <text:p text:style-name="P2"><text:s text:c="4"/>}</text:p>
      <text:p text:style-name="P2"/>
      <text:p text:style-name="P2"><text:s text:c="4"/>// Método para encontrar al profesor con el salario más bajo</text:p>
      <text:p text:style-name="P2"><text:s text:c="4"/>public Teacher leastPaid() {</text:p>
      <text:p text:style-name="P2"><text:s text:c="8"/>Teacher leastPaidTeacher = null;</text:p>
      <text:p text:style-name="P2"><text:s text:c="8"/>double minSalary = Double.MAX_VALUE;</text:p>
      <text:p text:style-name="P2"><text:soft-page-break/></text:p>
      <text:p text:style-name="P2"><text:s text:c="8"/>for (Teacher teacher : teachers) {</text:p>
      <text:p text:style-name="P2"><text:s text:c="12"/>if (teacher.getSalary() &lt; minSalary) {</text:p>
      <text:p text:style-name="P2"><text:s text:c="16"/>minSalary = teacher.getSalary();</text:p>
      <text:p text:style-name="P2"><text:s text:c="16"/>leastPaidTeacher = teacher;</text:p>
      <text:p text:style-name="P2"><text:s text:c="12"/>}</text:p>
      <text:p text:style-name="P2"><text:s text:c="8"/>}</text:p>
      <text:p text:style-name="P2"/>
      <text:p text:style-name="P2"><text:s text:c="8"/>return leastPaidTeacher;</text:p>
      <text:p text:style-name="P2"><text:s text:c="4"/>}</text:p>
      <text:p text:style-name="P2"/>
      <text:p text:style-name="P2"><text:s text:c="4"/>// Método para calcular la suma de los salarios de todos los profesores</text:p>
      <text:p text:style-name="P2"><text:s text:c="4"/>public double salaryCosts() {</text:p>
      <text:p text:style-name="P2"><text:s text:c="8"/>double totalSalary = 0.0;</text:p>
      <text:p text:style-name="P2"/>
      <text:p text:style-name="P2"><text:s text:c="8"/>for (Teacher teacher : teachers) {</text:p>
      <text:p text:style-name="P2"><text:s text:c="12"/>totalSalary += teacher.getSalary();</text:p>
      <text:p text:style-name="P2"><text:s text:c="8"/>}</text:p>
      <text:p text:style-name="P2"/>
      <text:p text:style-name="P2"><text:s text:c="8"/>return totalSalary;</text:p>
      <text:p text:style-name="P2"><text:s text:c="4"/>}</text:p>
      <text:p text:style-name="P2"/>
      <text:p text:style-name="P2"><text:s text:c="4"/>// Método para calcular la media de los salarios de todos los profesores</text:p>
      <text:p text:style-name="P2"><text:s text:c="4"/>public double salaryAverage() {</text:p>
      <text:p text:style-name="P2"><text:s text:c="8"/>if (teachers.isEmpty()) {</text:p>
      <text:p text:style-name="P2"><text:s text:c="12"/>return 0.0;</text:p>
      <text:p text:style-name="P2"><text:s text:c="8"/>}</text:p>
      <text:p text:style-name="P2"/>
      <text:p text:style-name="P2"><text:s text:c="8"/>return salaryCosts() / teachers.size();</text:p>
      <text:p text:style-name="P2"><text:s text:c="4"/>}</text:p>
      <text:p text:style-name="P2"/>
      <text:p text:style-name="P2"><text:s text:c="4"/>// Método principal</text:p>
      <text:p text:style-name="P2"><text:soft-page-break/><text:s text:c="4"/>public static void main(String[] args) {</text:p>
      <text:p text:style-name="P2"><text:s text:c="8"/>// Crear objeto HighSchool</text:p>
      <text:p text:style-name="P2"><text:s text:c="8"/>HighSchool highSchool = new HighSchool("Sample High School");</text:p>
      <text:p text:style-name="P2"/>
      <text:p text:style-name="P2"><text:s text:c="8"/>// Crear profesores</text:p>
      <text:p text:style-name="P2"><text:s text:c="8"/>CareerOfficer careerOfficer = new CareerOfficer("John", "Doe", "123 Main St", 3000.0, 500.0, 2010, "City Hall");</text:p>
      <text:p text:style-name="P2"><text:s text:c="8"/>Interim interim = new Interim("Jane", "Smith", "456 Oak St", 2500.0, 300.0, "Temporary School");</text:p>
      <text:p text:style-name="P2"><text:s text:c="8"/>Substitute substitute = new Substitute("Bob", "Johnson", "789 Elm St", 2000.0, 100.0, new Date());</text:p>
      <text:p text:style-name="P2"/>
      <text:p text:style-name="P2"><text:s text:c="8"/>// Agregar profesores al instituto</text:p>
      <text:p text:style-name="P2"><text:s text:c="8"/>highSchool.addTeacher(careerOfficer);</text:p>
      <text:p text:style-name="P2"><text:s text:c="8"/>highSchool.addTeacher(interim);</text:p>
      <text:p text:style-name="P2"><text:s text:c="8"/>highSchool.addTeacher(substitute);</text:p>
      <text:p text:style-name="P2"/>
      <text:p text:style-name="P2"><text:s text:c="8"/>// Invocar métodos y mostrar resultados</text:p>
      <text:p text:style-name="P2"><text:s text:c="8"/>System.out.println("Profesor con mayor salario: " + highSchool.mostPaid().getName());</text:p>
      <text:p text:style-name="P2"><text:s text:c="8"/>System.out.println("Profesor con menor salario: " + highSchool.leastPaid().getName());</text:p>
      <text:p text:style-name="P2"><text:s text:c="8"/>System.out.println("Costo total de salarios: " + highSchool.salaryCosts());</text:p>
      <text:p text:style-name="P2"><text:s text:c="8"/>System.out.println("Media de salarios: " + highSchool.salaryAverage())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8T21:33:17.370000000</meta:creation-date>
    <dc:date>2024-01-08T21:37:44.386000000</dc:date>
    <meta:editing-duration>PT4M27S</meta:editing-duration>
    <meta:editing-cycles>1</meta:editing-cycles>
    <meta:document-statistic meta:table-count="0" meta:image-count="0" meta:object-count="0" meta:page-count="13" meta:paragraph-count="327" meta:word-count="1334" meta:character-count="12101" meta:non-whitespace-character-count="9258"/>
    <meta:generator>LibreOffice/7.3.0.3$Windows_X86_64 LibreOffice_project/0f246aa12d0eee4a0f7adcefbf7c878fc2238db3</meta:generator>
  </office:meta>
</office:document-meta>
</file>